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73847" officeooo:paragraph-rsid="00173847"/>
    </style:style>
    <style:style style:name="P2" style:family="paragraph" style:parent-style-name="Standard" style:list-style-name="L2">
      <style:text-properties officeooo:rsid="00173847" officeooo:paragraph-rsid="00173847"/>
    </style:style>
    <style:style style:name="P3" style:family="paragraph" style:parent-style-name="Standard" style:list-style-name="L2">
      <style:text-properties officeooo:rsid="00180f14" officeooo:paragraph-rsid="00180f14"/>
    </style:style>
    <style:style style:name="T1" style:family="text">
      <style:text-properties officeooo:rsid="0017639e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 Idea ] - requires different engine, namely being in 3D</text:p>
      <text:list text:style-name="L2">
        <text:list-item>
          <text:p text:style-name="P2">Native toggle in chart to swap strumlines.</text:p>
        </text:list-item>
        <text:list-item>
          <text:p text:style-name="P2">Native toggle to swap sides of the healthbar, with our without animation.</text:p>
        </text:list-item>
        <text:list-item>
          <text:p text:style-name="P2">Speaking of healthbar:</text:p>
          <text:list>
            <text:list-item>
              <text:p text:style-name="P2">have a middle bound where the player character is in the middle and you have to push away two other char.s from the side. (like for double kill)</text:p>
            </text:list-item>
            <text:list-item>
              <text:p text:style-name="P2">have an event to add drain, remove health, drain/add health without changing the actual value*,or stop health gain/loss all together</text:p>
            </text:list-item>
            <text:list-item>
              <text:p text:style-name="P2">*add visualisor in place of the healthbar (between actual healthbar and icons)</text:p>
            </text:list-item>
          </text:list>
        </text:list-item>
        <text:list-item>
          <text:p text:style-name="P2">icons V2, an engine to work with icons</text:p>
          <text:list>
            <text:list-item>
              <text:p text:style-name="P2">Used to:</text:p>
              <text:list>
                <text:list-item>
                  <text:p text:style-name="P2">Define if its a Single, Normal, Three or Anim type icons.</text:p>
                </text:list-item>
                <text:list-item>
                  <text:p text:style-name="P2">Define the size of each icon</text:p>
                </text:list-item>
                <text:list-item>
                  <text:p text:style-name="P2">Define bop strength</text:p>
                </text:list-item>
              </text:list>
            </text:list-item>
          </text:list>
        </text:list-item>
        <text:list-item>
          <text:p text:style-name="P2">Advanced notes. Building on the first point we could have events (or maybe even a seperate bit of the chart editor) where we plot where notes go. Or hide them (can be explained further)</text:p>
        </text:list-item>
        <text:list-item>
          <text:p text:style-name="P2">stage editor (psych 1.0’s is ass. Plus it aint compatible with older versions &gt;:O)</text:p>
        </text:list-item>
        <text:list-item>
          <text:p text:style-name="P2">folders inside freeplay (im reaching now) for songs</text:p>
          <text:list>
            <text:list-item>
              <text:p text:style-name="P2">for example, we could have “Week 1 &gt;” and we find all week 1 songs. Inside freeplay</text:p>
            </text:list-item>
            <text:list-item>
              <text:p text:style-name="P2">ins<text:span text:style-name="T1">pired by VS Gorefield</text:span></text:p>
            </text:list-item>
          </text:list>
        </text:list-item>
        <text:list-item>
          <text:p text:style-name="P3">splash text in title/main menu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3T17:17:08.599000000</meta:creation-date>
    <dc:date>2024-12-23T17:44:45.881000000</dc:date>
    <meta:editing-duration>PT5M49S</meta:editing-duration>
    <meta:editing-cycles>1</meta:editing-cycles>
    <meta:document-statistic meta:table-count="0" meta:image-count="0" meta:object-count="0" meta:page-count="1" meta:paragraph-count="18" meta:word-count="222" meta:character-count="1169" meta:non-whitespace-character-count="982"/>
    <meta:generator>LibreOffice/24.2.5.2$Windows_X86_64 LibreOffice_project/bffef4ea93e59bebbeaf7f431bb02b1a39ee8a59</meta:generator>
  </office:meta>
</office:document-meta>
</file>